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widows="1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widows="1"/>
    </style:style>
    <style:style style:name="P4" style:family="paragraph" style:parent-style-name="Preformatted_20_Text">
      <style:paragraph-properties fo:margin-left="0in" fo:margin-right="0in" fo:widows="1" fo:text-indent="0in" style:auto-text-indent="false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fo:margin-top="0in" fo:margin-bottom="0.1965in" loext:contextual-spacing="false" fo:widows="1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acker Folklore</text:p>
      <text:p text:style-name="P3"/>
      <text:p text:style-name="P1">Hacker Folklore</text:p>
      <text:p text:style-name="P1">J. Random Hacker</text:p>
      <text:p text:style-name="P1">Helping</text:p>
      <text:p text:style-name="P1">Bibliography</text:p>
      <text:p text:style-name="P3"/>
      <text:p text:style-name="P1">The Meaning of "Hack"</text:p>
      <text:p text:style-name="P1">TV Typewriters: A Tale of Hackish Ingenuity</text:p>
      <text:p text:style-name="P1">A Story About "Magic"</text:p>
      <text:p text:style-name="P1">Some AI Koans</text:p>
      <text:p text:style-name="P2"><text:s/><text:span text:style-name="T1">Tom Knight and the Lisp Machine</text:span></text:p>
      <text:p text:style-name="P2"><text:s/><text:span text:style-name="T1">Moon instructs a student</text:span></text:p>
      <text:p text:style-name="P2"><text:s/><text:span text:style-name="T1">Sussman attains enlightenment</text:span></text:p>
      <text:p text:style-name="P2"><text:s/><text:span text:style-name="T1">Drescher and the toaster</text:span></text:p>
      <text:p text:style-name="P1">OS and JEDGAR</text:p>
      <text:p text:style-name="P1">The Story of Mel</text:p>
      <text:p text:style-name="P3"/>
      <text:p text:style-name="P1">A Zen Garden</text:p>
      <text:p text:style-name="P3"/>
      <text:p text:style-name="P1">Tom Knight and the Lisp Machine</text:p>
      <text:p text:style-name="P3"/>
      <text:p text:style-name="P1">A novice was trying to fix a broken Lisp machine by turning the power off and on.</text:p>
      <text:p text:style-name="P3"/>
      <text:p text:style-name="P1">Knight, seeing what the student was doing, spoke sternly:</text:p>
      <text:p text:style-name="P3"/>
      <text:p text:style-name="P1">"You cannot fix a machine by just power-cycling it with no understanding of what is going wrong."</text:p>
      <text:p text:style-name="P1">Knight turned the machine off and on.</text:p>
      <text:p text:style-name="P3"/>
      <text:p text:style-name="P1">The machine worked.</text:p>
      <text:p text:style-name="P3"/>
      <text:p text:style-name="P5">From Eric S. Raymond's "Jargon File"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08:13:56.630370782</meta:creation-date>
    <dc:date>2016-09-07T08:14:26.337631214</dc:date>
    <meta:editing-duration>PT30S</meta:editing-duration>
    <meta:editing-cycles>1</meta:editing-cycles>
    <meta:document-statistic meta:table-count="0" meta:image-count="0" meta:object-count="0" meta:page-count="1" meta:paragraph-count="23" meta:word-count="119" meta:character-count="674" meta:non-whitespace-character-count="574"/>
    <meta:generator>LibreOffice/5.1.4.2$Linux_X86_64 LibreOffice_project/10m0$Build-2</meta:generator>
  </office:meta>
</office:document-meta>
</file>